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9965" officeooo:paragraph-rsid="00149965"/>
    </style:style>
    <style:style style:name="P2" style:family="paragraph" style:parent-style-name="Standard">
      <style:text-properties officeooo:rsid="00149965" officeooo:paragraph-rsid="001517fd"/>
    </style:style>
    <style:style style:name="P3" style:family="paragraph" style:parent-style-name="Standard">
      <style:text-properties officeooo:rsid="001517fd" officeooo:paragraph-rsid="001517fd"/>
    </style:style>
    <style:style style:name="P4" style:family="paragraph" style:parent-style-name="Standard">
      <style:text-properties officeooo:rsid="00172bcc" officeooo:paragraph-rsid="00172bcc"/>
    </style:style>
    <style:style style:name="T1" style:family="text">
      <style:text-properties officeooo:rsid="001517fd"/>
    </style:style>
    <style:style style:name="T2" style:family="text">
      <style:text-properties officeooo:rsid="00158b51"/>
    </style:style>
    <style:style style:name="T3" style:family="text">
      <style:text-properties officeooo:rsid="00172b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Эффективный альтруизм не фокусируется на благотворительность. В наиболее общем понимании, это применение рационального мышления в вопросе “Как сделать больше всего блага”. Частный случай - “Как выбрать фонд, в котором мой пожертвованный доллар принесет больше всего блага”.</text:p>
      <text:p text:style-name="P2">ЭА рассматривает вопросы разработки безопасного ИИ, <text:a xlink:type="simple" xlink:href="https://80000hours.org/problem-profiles/global-priorities-research/" text:style-name="Internet_20_link" text:visited-style-name="Visited_20_Internet_20_Link">исследования глобальных приоритетов</text:a>, <text:a xlink:type="simple" xlink:href="https://80000hours.org/problem-profiles/improving-institutional-decision-making/" text:style-name="Internet_20_link" text:visited-style-name="Visited_20_Internet_20_Link"><text:span text:style-name="T1">улучшения процесса принятия решений управляющими органами</text:span></text:a><text:span text:style-name="T1">, </text:span>биологической безопасности, <text:span text:style-name="T1">ядерной безопасности</text:span> и многих других. </text:p>
      <text:p text:style-name="P2">Есть short-termism, фокус на проблемы сегодняшнего дня, есть long-termism, фокус на долгосрочное будущее и уменьшение экзистенциальных рисков. </text:p>
      <text:p text:style-name="P3"><text:a xlink:type="simple" xlink:href="https://www.effectivealtruism.org/impact/" text:style-name="Internet_20_link" text:visited-style-name="Visited_20_Internet_20_Link">Конкретные</text:a> ЭА-организации работают над глобальным здоровьем и экономическим развитием, благополучием животных, экзистенциальными рисками и долгосрочным будущим, и другими вещами.</text:p>
      <text:p text:style-name="P3">Модель принятия решений, кажется, <text:a xlink:type="simple" xlink:href="https://80000hours.org/articles/problem-framework/" text:style-name="Internet_20_link" text:visited-style-name="Visited_20_Internet_20_Link">есть</text:a> – оценка проблем по их масштабу, разрешимости и недооцененности. Что ты подразумеваешь под “системой”? <text:span text:style-name="T2">Что считается ее изменением? </text:span></text:p>
      <text:p text:style-name="P4">Считаешь ли ты, что ЭА должен быть “для кого-то”? Почему? Как ты это представляешь?</text:p>
      <text:p text:style-name="P3">Я думаю, что в этой заметке ты сделал из ЭА соломенное чучело, <text:span text:style-name="T3">потому что заметка очень неподробная – из нее не видно, что ты хорошо знаком с Э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15:02:51.001460963</meta:creation-date>
    <dc:date>2020-10-27T23:02:57.532012522</dc:date>
    <meta:editing-duration>PT1H6M13S</meta:editing-duration>
    <meta:editing-cycles>1</meta:editing-cycles>
    <meta:document-statistic meta:table-count="0" meta:image-count="0" meta:object-count="0" meta:page-count="1" meta:paragraph-count="7" meta:word-count="157" meta:character-count="1207" meta:non-whitespace-character-count="1052"/>
    <meta:generator>LibreOffice/6.0.7.3$Linux_X86_64 LibreOffice_project/00m0$Build-3</meta:generator>
  </office:meta>
</office:document-meta>
</file>